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24cm"/>
    </style:style>
    <style:style style:name="gr5" style:family="graphic" style:parent-style-name="standard">
      <style:graphic-properties draw:stroke="none" svg:stroke-color="#000000" draw:fill="none" draw:fill-color="#ffffff" fo:min-height="0.8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362cm" svg:height="0.805cm" svg:x="8.388cm" svg:y="2.71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draw:type="line" svg:x1="9.6cm" svg:y1="8.1cm" svg:x2="9.6cm" svg:y2="8.929cm" draw:start-shape="id1" draw:start-glue-point="6" draw:end-shape="id2" draw:end-glue-point="4" svg:d="M9600 8100v829" svg:viewBox="0 0 1 830">
          <text:p/>
        </draw:connector>
        <draw:connector draw:style-name="gr2" draw:text-style-name="P1" draw:layer="layout" draw:type="line" svg:x1="9.529cm" svg:y1="0.9cm" svg:x2="9.569cm" svg:y2="2.719cm" draw:end-shape="id3" draw:end-glue-point="4" svg:d="M9529 900l40 1819" svg:viewBox="0 0 41 1820">
          <text:p/>
        </draw:connector>
        <draw:connector draw:style-name="gr2" draw:text-style-name="P1" draw:layer="layout" draw:type="line" svg:x1="9.569cm" svg:y1="3.524cm" svg:x2="9.6cm" svg:y2="4.3cm" draw:start-shape="id3" draw:start-glue-point="8" draw:end-shape="id1" draw:end-glue-point="4" svg:d="M9569 3524l31 776" svg:viewBox="0 0 32 777">
          <text:p/>
        </draw:connector>
        <draw:connector draw:style-name="gr2" draw:text-style-name="P1" draw:layer="layout" draw:line-skew="-1.736cm" svg:x1="4.087cm" svg:y1="10.917cm" svg:x2="8.388cm" svg:y2="3.122cm" draw:start-shape="id2" draw:start-glue-point="5" draw:end-shape="id3" draw:end-glue-point="6" svg:d="M4087 10917h-2287v-7795h6588" svg:viewBox="0 0 6589 7796">
          <text:p/>
        </draw:connector>
        <draw:custom-shape draw:style-name="gr3" draw:text-style-name="P2" xml:id="id2" draw:id="id2" draw:layer="layout" svg:width="11.025cm" svg:height="3.976cm" svg:x="4.087cm" svg:y="8.929cm">
          <text:p text:style-name="P1"><text:span text:style-name="T1">conditio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4" xml:id="id1" draw:id="id1" draw:layer="layout" svg:width="12.6cm" svg:height="3.8cm" svg:x="3.3cm" svg:y="4.3cm">
          <text:p text:style-name="P3"><text:span text:style-name="T1">{</text:span></text:p>
          <text:p text:style-name="P3"><text:span text:style-name="T1">//Statements</text:span></text:p>
          <text:p text:style-name="P3"><text:span text:style-name="T1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6cm" svg:y1="12.905cm" svg:x2="9.655cm" svg:y2="15.3cm" draw:start-shape="id2" draw:start-glue-point="6" svg:d="M9600 12905l55 2395" svg:viewBox="0 0 56 2396">
          <text:p/>
        </draw:connector>
        <draw:frame draw:style-name="gr4" draw:text-style-name="P5" draw:layer="layout" svg:width="3.151cm" svg:height="1.356cm" svg:x="11.437cm" svg:y="12.636cm">
          <draw:text-box>
            <text:p><text:span text:style-name="T2">F</text:span></text:p>
          </draw:text-box>
        </draw:frame>
        <draw:frame draw:style-name="gr5" draw:text-style-name="P5" draw:layer="layout" svg:width="2.624cm" svg:height="1.356cm" svg:x="2.1cm" svg:y="9.7cm">
          <draw:text-box>
            <text:p><text:span text:style-name="T2">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17:14:13.488364532</meta:creation-date>
    <dc:date>2015-03-02T11:19:41.971776759</dc:date>
    <meta:editing-duration>PT6M45S</meta:editing-duration>
    <meta:editing-cycles>6</meta:editing-cycles>
    <meta:generator>LibreOffice/4.2.7.2$Linux_X86_64 LibreOffice_project/420m0$Build-2</meta:generator>
    <meta:document-statistic meta:object-count="10"/>
  </office:meta>
</office:document-meta>
</file>